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B5F7D994EDDE9A38BB.png" manifest:media-type="image/png"/>
  <manifest:file-entry manifest:full-path="Pictures/1000000100000556000003B527F69312060B1290.png" manifest:media-type="image/png"/>
  <manifest:file-entry manifest:full-path="Pictures/1000000100000591000003ADB55BA55A755C82ED.png" manifest:media-type="image/png"/>
  <manifest:file-entry manifest:full-path="Pictures/10000001000005AA000003A1C3064255F97F78AF.png" manifest:media-type="image/png"/>
  <manifest:file-entry manifest:full-path="Pictures/10000001000005CD000003D41DA51F0BF0ABB6C2.png" manifest:media-type="image/png"/>
  <manifest:file-entry manifest:full-path="Pictures/10000001000002070000029F92C5461318182662.png" manifest:media-type="image/png"/>
  <manifest:file-entry manifest:full-path="Pictures/10000001000005CD000003D4F6AC08F68438C9B1.png" manifest:media-type="image/png"/>
  <manifest:file-entry manifest:full-path="Pictures/1000000100000591000003AD3D37B1180D65D738.png" manifest:media-type="image/png"/>
  <manifest:file-entry manifest:full-path="Pictures/10000001000005CD000003D4673597B862AAD42D.png" manifest:media-type="image/png"/>
  <manifest:file-entry manifest:full-path="Pictures/10000001000005AA000003A11F75F05FC8F93841.png" manifest:media-type="image/png"/>
  <manifest:file-entry manifest:full-path="Pictures/1000000100000217000002382E96D2A85249CAAE.png" manifest:media-type="image/png"/>
  <manifest:file-entry manifest:full-path="Pictures/1000000100000591000003AD0B08A502EFCCF9FD.png" manifest:media-type="image/png"/>
  <manifest:file-entry manifest:full-path="Pictures/10000001000001E900000280F2D2913E2C987779.png" manifest:media-type="image/png"/>
  <manifest:file-entry manifest:full-path="Pictures/1000000100000591000003AD59EAF6CE5D7E8592.png" manifest:media-type="image/png"/>
  <manifest:file-entry manifest:full-path="Pictures/10000001000005A9000003AB9C5644E12BA2A4A6.png" manifest:media-type="image/png"/>
  <manifest:file-entry manifest:full-path="Pictures/100000010000032E000003B1057EDDD04816A4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f955" officeooo:paragraph-rsid="0003f9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6 - <text:s/>LUCAS EDUARDO LEITE COSTA </text:p>
      <text:p text:style-name="P1"/>
      <text:p text:style-name="P1">1.1</text:p>
      <text:p text:style-name="P1"><draw:frame draw:style-name="fr5" draw:name="Figura1" text:anchor-type="char" svg:x="0cm" svg:y="0cm" svg:width="17cm" svg:height="11.218cm" draw:z-index="0"><draw:image xlink:href="Pictures/10000001000005CD000003D4673597B862AAD42D.png" xlink:type="simple" xlink:show="embed" xlink:actuate="onLoad" draw:mime-type="image/png"/></draw:frame>.</text:p>
      <text:p text:style-name="P1"><draw:frame draw:style-name="fr2" draw:name="Figura2" text:anchor-type="char" svg:width="17cm" svg:height="11.218cm" draw:z-index="1"><draw:image xlink:href="Pictures/10000001000005CD000003D41DA51F0BF0ABB6C2.png" xlink:type="simple" xlink:show="embed" xlink:actuate="onLoad" draw:mime-type="image/png"/></draw:frame>.</text:p>
      <text:p text:style-name="P1"><draw:frame draw:style-name="fr3" draw:name="Figura3" text:anchor-type="char" svg:width="17cm" svg:height="11.218cm" draw:z-index="2"><draw:image xlink:href="Pictures/10000001000005CD000003D4F6AC08F68438C9B1.png" xlink:type="simple" xlink:show="embed" xlink:actuate="onLoad" draw:mime-type="image/png"/></draw:frame><text:soft-page-break/>.</text:p>
      <text:p text:style-name="P1"><draw:frame draw:style-name="fr5" draw:name="Figura4" text:anchor-type="char" svg:x="1.316cm" svg:y="-0.261cm" svg:width="10.723cm" svg:height="11.384cm" draw:z-index="3"><draw:image xlink:href="Pictures/1000000100000217000002382E96D2A85249CAAE.png" xlink:type="simple" xlink:show="embed" xlink:actuate="onLoad" draw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2</text:p>
      <text:p text:style-name="P1"><draw:frame draw:style-name="fr3" draw:name="Figura5" text:anchor-type="char" svg:width="17cm" svg:height="11.225cm" draw:z-index="4"><draw:image xlink:href="Pictures/1000000100000591000003ADB55BA55A755C82ED.png" xlink:type="simple" xlink:show="embed" xlink:actuate="onLoad" draw:mime-type="image/png"/></draw:frame>.</text:p>
      <text:p text:style-name="P1"><draw:frame draw:style-name="fr3" draw:name="Figura6" text:anchor-type="char" svg:width="17cm" svg:height="11.225cm" draw:z-index="5"><draw:image xlink:href="Pictures/1000000100000591000003AD0B08A502EFCCF9FD.png" xlink:type="simple" xlink:show="embed" xlink:actuate="onLoad" draw:mime-type="image/png"/></draw:frame>.</text:p>
      <text:p text:style-name="P1"><draw:frame draw:style-name="fr3" draw:name="Figura7" text:anchor-type="char" svg:width="17cm" svg:height="11.225cm" draw:z-index="6"><draw:image xlink:href="Pictures/1000000100000591000003AD59EAF6CE5D7E8592.png" xlink:type="simple" xlink:show="embed" xlink:actuate="onLoad" draw:mime-type="image/png"/></draw:frame><text:soft-page-break/>.</text:p>
      <text:p text:style-name="P1"><draw:frame draw:style-name="fr2" draw:name="Figura8" text:anchor-type="char" svg:width="17cm" svg:height="11.225cm" draw:z-index="7"><draw:image xlink:href="Pictures/1000000100000591000003AD3D37B1180D65D738.png" xlink:type="simple" xlink:show="embed" xlink:actuate="onLoad" draw:mime-type="image/png"/></draw:frame>.</text:p>
      <text:p text:style-name="P1"/>
      <text:p text:style-name="P1"/>
      <text:p text:style-name="P1"/>
      <text:p text:style-name="P1"/>
      <text:p text:style-name="P1"><draw:frame draw:style-name="fr3" draw:name="Figura9" text:anchor-type="char" svg:width="17cm" svg:height="11.015cm" draw:z-index="8"><draw:image xlink:href="Pictures/10000001000005A9000003AB9C5644E12BA2A4A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1</text:p>
      <text:p text:style-name="P1"/>
      <text:p text:style-name="P1"><draw:frame draw:style-name="fr4" draw:name="Figura10" text:anchor-type="char" svg:width="14.97cm" svg:height="17.38cm" draw:z-index="9"><draw:image xlink:href="Pictures/100000010000032E000003B1057EDDD04816A4BA.png" xlink:type="simple" xlink:show="embed" xlink:actuate="onLoad" draw:mime-type="image/png"/></draw:frame>.</text:p>
      <text:p text:style-name="P1"><draw:frame draw:style-name="fr4" draw:name="Figura11" text:anchor-type="char" svg:width="17cm" svg:height="10.89cm" draw:z-index="10"><draw:image xlink:href="Pictures/10000001000005AA000003A11F75F05FC8F93841.png" xlink:type="simple" xlink:show="embed" xlink:actuate="onLoad" draw:mime-type="image/png"/></draw:frame><text:soft-page-break/>.</text:p>
      <text:p text:style-name="P1"><draw:frame draw:style-name="fr3" draw:name="Figura12" text:anchor-type="char" svg:width="17cm" svg:height="10.89cm" draw:z-index="11"><draw:image xlink:href="Pictures/10000001000005AA000003A1C3064255F97F78AF.png" xlink:type="simple" xlink:show="embed" xlink:actuate="onLoad" draw:mime-type="image/png"/></draw:frame>.</text:p>
      <text:p text:style-name="P1"><draw:frame draw:style-name="fr4" draw:name="Figura13" text:anchor-type="char" svg:width="13.732cm" svg:height="17.754cm" draw:z-index="12"><draw:image xlink:href="Pictures/10000001000002070000029F92C5461318182662.png" xlink:type="simple" xlink:show="embed" xlink:actuate="onLoad" draw:mime-type="image/png"/></draw:frame><text:soft-page-break/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2</text:p>
      <text:p text:style-name="P1"/>
      <text:p text:style-name="P1"><draw:frame draw:style-name="fr3" draw:name="Figura14" text:anchor-type="char" svg:width="17cm" svg:height="11.809cm" draw:z-index="13"><draw:image xlink:href="Pictures/1000000100000556000003B527F69312060B1290.png" xlink:type="simple" xlink:show="embed" xlink:actuate="onLoad" draw:mime-type="image/png"/></draw:frame>.</text:p>
      <text:p text:style-name="P1"><draw:frame draw:style-name="fr2" draw:name="Figura15" text:anchor-type="char" svg:width="17cm" svg:height="11.809cm" draw:z-index="14"><draw:image xlink:href="Pictures/1000000100000556000003B5F7D994EDDE9A38BB.png" xlink:type="simple" xlink:show="embed" xlink:actuate="onLoad" draw:mime-type="image/png"/></draw:frame>.</text:p>
      <text:p text:style-name="P1"><draw:frame draw:style-name="fr1" draw:name="Figura16" text:anchor-type="char" svg:width="12.938cm" svg:height="16.933cm" draw:z-index="15"><draw:image xlink:href="Pictures/10000001000001E900000280F2D2913E2C987779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5:30:29.645566010</meta:creation-date>
    <meta:generator>LibreOffice/7.5.6.2$Linux_X86_64 LibreOffice_project/50$Build-2</meta:generator>
    <dc:date>2023-10-13T20:27:57.235299670</dc:date>
    <meta:editing-duration>PT4H57M28S</meta:editing-duration>
    <meta:editing-cycles>1</meta:editing-cycles>
    <meta:document-statistic meta:table-count="0" meta:image-count="16" meta:object-count="0" meta:page-count="10" meta:paragraph-count="19" meta:word-count="25" meta:character-count="65" meta:non-whitespace-character-count="57"/>
  </office:meta>
</office:document-meta>
</file>